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2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3pt" officeooo:rsid="00b428b8" officeooo:paragraph-rsid="00b428b8" style:font-size-asian="13pt" style:font-size-complex="13pt"/>
    </style:style>
    <style:style style:name="P4" style:family="paragraph" style:parent-style-name="Standard">
      <style:text-properties style:font-name="Liberation Serif" fo:font-size="13pt" officeooo:rsid="00b428b8" officeooo:paragraph-rsid="0118049e" style:font-size-asian="13pt" style:font-size-complex="13pt"/>
    </style:style>
    <style:style style:name="P5" style:family="paragraph" style:parent-style-name="Standard">
      <style:text-properties style:font-name="Liberation Serif" fo:font-size="13pt" officeooo:rsid="00b428b8" officeooo:paragraph-rsid="012667b6" style:font-size-asian="13pt" style:font-size-complex="13pt"/>
    </style:style>
    <style:style style:name="P6" style:family="paragraph" style:parent-style-name="Standard">
      <style:text-properties style:font-name="Liberation Serif" fo:font-size="13pt" officeooo:rsid="00b428b8" officeooo:paragraph-rsid="01395010" style:font-size-asian="13pt" style:font-size-complex="13pt"/>
    </style:style>
    <style:style style:name="P7" style:family="paragraph" style:parent-style-name="Standard">
      <style:text-properties style:font-name="Liberation Serif" fo:font-size="13pt" fo:font-weight="bold" officeooo:rsid="0051c2c7" officeooo:paragraph-rsid="0118049e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Liberation Serif" fo:font-size="13pt" fo:font-weight="normal" officeooo:rsid="00b428b8" officeooo:paragraph-rsid="0118049e" style:font-size-asian="13pt" style:font-weight-asian="normal" style:font-size-complex="13pt" style:font-weight-complex="normal"/>
    </style:style>
    <style:style style:name="P9" style:family="paragraph" style:parent-style-name="Standard">
      <style:text-properties style:use-window-font-color="true" loext:opacity="0%" style:font-name="Liberation Serif" fo:font-size="13pt" fo:font-weight="normal" officeooo:rsid="00bf0701" officeooo:paragraph-rsid="012667b6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use-window-font-color="true" loext:opacity="0%" style:font-name="Liberation Serif" fo:font-size="13pt" fo:font-weight="normal" officeooo:rsid="00bf0701" officeooo:paragraph-rsid="0118049e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use-window-font-color="true" loext:opacity="0%" style:font-name="Liberation Serif" fo:font-size="13pt" fo:font-weight="normal" officeooo:rsid="00bf0701" officeooo:paragraph-rsid="01395010" style:font-size-asian="13pt" style:font-weight-asian="normal" style:font-size-complex="13pt" style:font-weight-complex="normal"/>
    </style:style>
    <style:style style:name="P12" style:family="paragraph" style:parent-style-name="Standard">
      <style:text-properties style:use-window-font-color="true" loext:opacity="0%" style:font-name="Liberation Serif" fo:font-size="13pt" fo:font-weight="normal" officeooo:rsid="009a878d" officeooo:paragraph-rsid="00c73ec7" fo:background-color="transparent" style:font-size-asian="13pt" style:font-weight-asian="normal" style:font-size-complex="13pt" style:font-weight-complex="normal"/>
    </style:style>
    <style:style style:name="P13" style:family="paragraph" style:parent-style-name="Standard">
      <style:text-properties style:use-window-font-color="true" loext:opacity="0%" style:font-name="Liberation Serif" fo:font-size="13pt" fo:font-style="italic" fo:font-weight="bold" officeooo:rsid="013c89d0" officeooo:paragraph-rsid="013c89d0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officeooo:rsid="0051c2c7" style:font-weight-asian="bold" style:font-weight-complex="bold"/>
    </style:style>
    <style:style style:name="T2" style:family="text">
      <style:text-properties fo:font-weight="bold" officeooo:rsid="009a878d" style:font-weight-asian="bold" style:font-weight-complex="bold"/>
    </style:style>
    <style:style style:name="T3" style:family="text">
      <style:text-properties fo:font-weight="bold" officeooo:rsid="0118049e" style:font-weight-asian="bold" style:font-weight-complex="bold"/>
    </style:style>
    <style:style style:name="T4" style:family="text">
      <style:text-properties fo:font-weight="bold" officeooo:rsid="012667b6" style:font-weight-asian="bold" style:font-weight-complex="bold"/>
    </style:style>
    <style:style style:name="T5" style:family="text">
      <style:text-properties fo:font-weight="bold" officeooo:rsid="01395010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f2fc6" style:font-size-asian="14pt" style:font-size-complex="14pt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- </text:span><text:span text:style-name="T2">Définition</text:span></text:p>
      <text:p text:style-name="P13">Théorème: Il existe une unique fonction <draw:frame draw:style-name="fr2" draw:name="Objet3" text:anchor-type="as-char" svg:y="-0.439cm" svg:width="0.453cm" svg:height="0.54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, dérivable sur <draw:frame draw:style-name="fr2" draw:name="Objet4" text:anchor-type="as-char" svg:y="-0.365cm" svg:width="0.635cm" svg:height="0.4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tel que : <draw:frame draw:style-name="fr1" draw:name="Objet65" text:anchor-type="as-char" svg:y="-0.748cm" svg:width="2.028cm" svg:height="1.37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2"/>
      <text:p text:style-name="P7"/>
      <text:p text:style-name="P4"><text:span text:style-name="T1">I</text:span><text:span text:style-name="T3">I</text:span><text:span text:style-name="T1">- </text:span><text:span text:style-name="T5">Étude.</text:span></text:p>
      <text:p text:style-name="P8"/>
      <text:p text:style-name="P8"/>
      <text:p text:style-name="P8"/>
      <text:p text:style-name="P5"><text:span text:style-name="T1">I</text:span><text:span text:style-name="T4">I</text:span><text:span text:style-name="T3">I</text:span><text:span text:style-name="T1">- </text:span><text:span text:style-name="T5">Propriétés</text:span><text:span text:style-name="T3">.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6"><text:span text:style-name="T1">I</text:span><text:span text:style-name="T5">V</text:span><text:span text:style-name="T1">- </text:span><text:span text:style-name="T5">Le nombre </text:span><text:span text:style-name="T5"><draw:frame draw:style-name="fr2" draw:name="Objet1" text:anchor-type="as-char" svg:y="-0.439cm" svg:width="0.446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5">V</text:span><text:span text:style-name="T1">- </text:span><text:span text:style-name="T5">Croissances comparées</text:span><text:span text:style-name="T3">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5">V</text:span><text:span text:style-name="T3">I</text:span><text:span text:style-name="T1">- </text:span><text:span text:style-name="T5">Fonction </text:span><text:span text:style-name="T5"><draw:frame draw:style-name="fr2" draw:name="Objet2" text:anchor-type="as-char" svg:y="-0.51cm" svg:width="0.619cm" svg:height="0.61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">.</text:span></text:p>
      <text:p text:style-name="P11"><text:span text:style-name="T3"/></text:p>
      <text:p text:style-name="P11"><text:span text:style-name="T3"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137cb47" officeooo:paragraph-rsid="0137cb47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officeooo:rsid="001f2fc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Fonction exponentielle<text:tab/></text:span><text:span text:style-name="MT2"> </text:span><text:span text:style-name="MT2"><text:page-number text:select-page="current">1</text:page-number></text:span><text:span text:style-name="MT2"><text:s/>/ </text:span><text:span text:style-name="MT2"><text:page-count>1</text:page-count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18T17:17:43.506327526</dc:date>
    <meta:editing-duration>P1DT4H11M14S</meta:editing-duration>
    <meta:editing-cycles>236</meta:editing-cycles>
    <meta:document-statistic meta:table-count="0" meta:image-count="0" meta:object-count="5" meta:page-count="1" meta:paragraph-count="8" meta:word-count="33" meta:character-count="189" meta:non-whitespace-character-count="161"/>
  </office:meta>
</office:document-meta>
</file>

<file path=Object 1/content.xml><?xml version="1.0" encoding="utf-8"?>
<math xmlns="http://www.w3.org/1998/Math/MathML" display="block">
  <semantics>
    <mstyle mathvariant="bold">
      <mi>e</mi>
    </mstyle>
    <annotation encoding="StarMath 5.0">bold {e}</annotation>
  </semantics>
</math>
</file>

<file path=Object 2/content.xml><?xml version="1.0" encoding="utf-8"?>
<math xmlns="http://www.w3.org/1998/Math/MathML" display="block">
  <semantics>
    <mstyle mathvariant="bold">
      <msup>
        <mi>e</mi>
        <mi>u</mi>
      </msup>
    </mstyle>
    <annotation encoding="StarMath 5.0">bold {e^u}</annotation>
  </semantics>
</math>
</file>

<file path=Object 3/content.xml><?xml version="1.0" encoding="utf-8"?>
<math xmlns="http://www.w3.org/1998/Math/MathML" display="block">
  <semantics>
    <mstyle mathvariant="bold">
      <mi>f</mi>
    </mstyle>
    <annotation encoding="StarMath 5.0">bold {f}</annotation>
  </semantics>
</math>
</file>

<file path=Object 4/content.xml><?xml version="1.0" encoding="utf-8"?>
<math xmlns="http://www.w3.org/1998/Math/MathML" display="block">
  <semantics>
    <mstyle mathvariant="bold">
      <mi mathvariant="normal">ℝ</mi>
    </mstyle>
    <annotation encoding="StarMath 5.0">bold {setR}</annotation>
  </semantics>
</math>
</file>

<file path=Object 5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i>f</mi>
                  <mrow>
                    <mi>'</mi>
                    <mo stretchy="false">=</mo>
                    <mi>f</mi>
                  </mrow>
                </mrow>
              </mtd>
            </mtr>
            <mtr>
              <mtd columnalign="left">
                <mrow>
                  <mi>f</mi>
                  <mrow>
                    <mrow>
                      <mo fence="true" form="prefix" stretchy="false">(</mo>
                      <mrow>
                        <mn>0</mn>
                      </mrow>
                      <mo fence="true" form="postfix" stretchy="false">)</mo>
                    </mrow>
                    <mo stretchy="false">=</mo>
                    <mn>1</mn>
                  </mrow>
                </mrow>
              </mtd>
            </mtr>
          </mtable>
        </mrow>
      </mrow>
    </mstyle>
    <annotation encoding="StarMath 5.0">bold 
{ 
	left lbrace stack 
	{
		alignl f' = f # 
		alignl f(0) = 1  
	}
	right none
}</annotation>
  </semantics>
</math>
</file>